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padding="0cm" fo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alindrome-partitioning/" text:style-name="Internet_20_link" text:visited-style-name="Visited_20_Internet_20_Link"><text:span text:style-name="T1">131. Palindrome Partitioning</text:span></text:a></text:p>
      <text:p text:style-name="P3">Medium</text:p>
      <text:p text:style-name="P3"/>
      <text:p text:style-name="P5"><text:span text:style-name="T1">Given a string </text:span><text:span text:style-name="Source_20_Text"><text:span text:style-name="T2">s</text:span></text:span><text:span text:style-name="T1">, partition </text:span><text:span text:style-name="Source_20_Text"><text:span text:style-name="T2">s</text:span></text:span><text:span text:style-name="T1"> such that every </text:span></text:p>
      <text:section text:style-name="Sect1" text:name="headlessui-popover-button-:rl:">
        <text:p text:style-name="P6">substring</text:p>
      </text:section>
      <text:p text:style-name="P6"> of the partition is a </text:p>
      <text:section text:style-name="Sect1" text:name="headlessui-popover-button-:rn:">
        <text:p text:style-name="P4"><text:span text:style-name="Strong_20_Emphasis"><text:span text:style-name="T1">palindrome</text:span></text:span></text:p>
      </text:section>
      <text:p text:style-name="Text_20_body"><text:span text:style-name="T1">. Return </text:span><text:span text:style-name="Emphasis"><text:span text:style-name="T1">all possible palindrome partitioning of </text:span></text:span><text:span text:style-name="Source_20_Text"><text:span text:style-name="T2">s</text:span></text:span><text:span text:style-name="T1">.</text:span></text:p>
      <text:p text:style-name="P7"> </text:p>
      <text:p text:style-name="P8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ab"</text:span></text:p>
      <text:p text:style-name="P1"><text:span text:style-name="Strong_20_Emphasis"><text:span text:style-name="T1">Output:</text:span></text:span><text:span text:style-name="T1"> [["a","a","b"],["aa","b"]]</text:span></text:p>
      <text:p text:style-name="P8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"</text:span></text:p>
      <text:p text:style-name="P1"><text:span text:style-name="Strong_20_Emphasis"><text:span text:style-name="T1">Output:</text:span></text:span><text:span text:style-name="T1"> [["a"]]</text:span></text:p>
      <text:p text:style-name="P7"> </text:p>
      <text:p text:style-name="P8"><text:span text:style-name="Strong_20_Emphasis"><text:span text:style-name="T1">Constraints:</text:span></text:span></text:p>
      <text:list xml:id="list2772007149" text:style-name="L1">
        <text:list-item>
          <text:p text:style-name="P9"><text:span text:style-name="Source_20_Text"><text:span text:style-name="T2">1 &lt;= s.length &lt;= 16</text:span></text:span></text:p>
        </text:list-item>
        <text:list-item>
          <text:p text:style-name="P10"><text:span text:style-name="Source_20_Text"><text:span text:style-name="T2">s</text:span></text:span><text:span text:style-name="T1"> contains only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2T14:46:04.553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8" meta:word-count="58" meta:character-count="349" meta:non-whitespace-character-count="304"/>
  </office:meta>
</office:document-meta>
</file>